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600b0" officeooo:paragraph-rsid="002600b0"/>
    </style:style>
    <style:style style:name="P2" style:family="paragraph" style:parent-style-name="Standard">
      <style:text-properties officeooo:rsid="002600b0" officeooo:paragraph-rsid="0008e481"/>
    </style:style>
    <style:style style:name="P3" style:family="paragraph" style:parent-style-name="Standard">
      <style:text-properties officeooo:rsid="0008bdbc" officeooo:paragraph-rsid="0008bdbc"/>
    </style:style>
    <style:style style:name="P4" style:family="paragraph" style:parent-style-name="Standard">
      <style:text-properties fo:font-size="15pt" fo:font-weight="bold" officeooo:rsid="0008bdbc" officeooo:paragraph-rsid="0008bdbc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officeooo:rsid="0008bdbc" officeooo:paragraph-rsid="0008bdbc" style:font-size-asian="22pt" style:font-size-complex="22pt"/>
    </style:style>
    <style:style style:name="P6" style:family="paragraph" style:parent-style-name="Preformatted_20_Text">
      <style:text-properties officeooo:rsid="002600b0" officeooo:paragraph-rsid="002600b0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Heading_20_2">
      <style:paragraph-properties fo:margin-left="0cm" fo:margin-right="0cm" fo:margin-top="0cm" fo:margin-bottom="0.499cm" loext:contextual-spacing="false" fo:widows="1" fo:text-indent="0cm" style:auto-text-indent="false"/>
      <style:text-properties officeooo:paragraph-rsid="0008e481"/>
    </style:style>
    <style:style style:name="P9" style:family="paragraph" style:parent-style-name="Preformatted_20_Text">
      <style:paragraph-properties fo:margin-left="0cm" fo:margin-right="0cm" fo:margin-top="0cm" fo:margin-bottom="0.499cm" loext:contextual-spacing="false" fo:widows="1" fo:text-indent="0cm" style:auto-text-indent="false"/>
    </style:style>
    <style:style style:name="P10" style:family="paragraph" style:parent-style-name="Preformatted_20_Text">
      <style:paragraph-properties fo:margin-left="0cm" fo:margin-right="0cm" fo:margin-top="0cm" fo:margin-bottom="0.499cm" loext:contextual-spacing="false" fo:widows="1" fo:text-indent="0cm" style:auto-text-indent="false"/>
      <style:text-properties officeooo:paragraph-rsid="0008e481"/>
    </style:style>
    <style:style style:name="P11" style:family="paragraph" style:parent-style-name="Preformatted_20_Text">
      <style:paragraph-properties fo:margin-left="0cm" fo:margin-right="0cm" fo:widows="1" fo:text-indent="0cm" style:auto-text-indent="false"/>
      <style:text-properties officeooo:paragraph-rsid="002c922b"/>
    </style:style>
    <style:style style:name="P12" style:family="paragraph" style:parent-style-name="Preformatted_20_Text">
      <style:paragraph-properties fo:margin-left="1.251cm" fo:margin-right="0cm" fo:widows="1" fo:text-indent="0cm" style:auto-text-indent="false"/>
      <style:text-properties officeooo:paragraph-rsid="002c922b"/>
    </style:style>
    <style:style style:name="P13" style:family="paragraph" style:parent-style-name="Preformatted_20_Text">
      <style:paragraph-properties fo:margin-left="1.251cm" fo:margin-right="0cm" fo:margin-top="0cm" fo:margin-bottom="0.499cm" loext:contextual-spacing="false" fo:widows="1" fo:text-indent="0cm" style:auto-text-indent="false"/>
      <style:text-properties officeooo:paragraph-rsid="002c922b"/>
    </style:style>
    <style:style style:name="P14" style:family="paragraph" style:parent-style-name="Preformatted_20_Text">
      <style:paragraph-properties fo:margin-left="0cm" fo:margin-right="0cm" fo:margin-top="0cm" fo:margin-bottom="0.499cm" loext:contextual-spacing="false" fo:widows="1" fo:text-indent="0cm" style:auto-text-indent="false"/>
      <style:text-properties fo:font-variant="normal" fo:text-transform="none" fo:color="#222222" style:font-name="Liberation Serif" fo:font-size="12pt" fo:letter-spacing="normal" fo:font-style="normal" fo:font-weight="normal" style:font-size-asian="12pt" style:font-style-asian="normal" style:font-size-complex="12pt" style:font-style-complex="normal"/>
    </style:style>
    <style:style style:name="P15" style:family="paragraph" style:parent-style-name="Preformatted_20_Text">
      <style:paragraph-properties fo:margin-left="0cm" fo:margin-right="0cm" fo:margin-top="0cm" fo:margin-bottom="0.499cm" loext:contextual-spacing="false" fo:widows="1" fo:text-indent="0cm" style:auto-text-indent="false"/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P16" style:family="paragraph" style:parent-style-name="Preformatted_20_Text">
      <style:paragraph-properties fo:margin-left="0cm" fo:margin-right="0cm" fo:margin-top="0cm" fo:margin-bottom="0.499cm" loext:contextual-spacing="false" fo:widows="1" fo:text-indent="0cm" style:auto-text-indent="false"/>
      <style:text-properties officeooo:paragraph-rsid="002c922b"/>
    </style:style>
    <style:style style:name="P17" style:family="paragraph" style:parent-style-name="Preformatted_20_Text">
      <style:paragraph-properties fo:margin-left="2.501cm" fo:margin-right="0cm" fo:margin-top="0cm" fo:margin-bottom="0.499cm" loext:contextual-spacing="false" fo:widows="1" fo:text-indent="0cm" style:auto-text-indent="false"/>
      <style:text-properties officeooo:paragraph-rsid="002c922b"/>
    </style:style>
    <style:style style:name="P18" style:family="paragraph" style:parent-style-name="Standard">
      <style:text-properties officeooo:rsid="0008bdbc" officeooo:paragraph-rsid="0008bdbc"/>
    </style:style>
    <style:style style:name="P19" style:family="paragraph" style:parent-style-name="Standard">
      <style:text-properties officeooo:rsid="002600b0" officeooo:paragraph-rsid="002600b0"/>
    </style:style>
    <style:style style:name="P20" style:family="paragraph" style:parent-style-name="Standard">
      <style:text-properties officeooo:rsid="002600b0" officeooo:paragraph-rsid="000b4ecd"/>
    </style:style>
    <style:style style:name="P21" style:family="paragraph" style:parent-style-name="Standard">
      <style:text-properties officeooo:rsid="000b4ecd" officeooo:paragraph-rsid="000b4ecd"/>
    </style:style>
    <style:style style:name="P22" style:family="paragraph" style:parent-style-name="Standard">
      <style:text-properties fo:font-weight="bold" officeooo:rsid="000b4ecd" officeooo:paragraph-rsid="000b4ecd" style:font-weight-asian="bold" style:font-weight-complex="bold"/>
    </style:style>
    <style:style style:name="P23" style:family="paragraph" style:parent-style-name="Standard">
      <style:text-properties officeooo:paragraph-rsid="000c0a3f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08bdbc" officeooo:paragraph-rsid="0008bdbc"/>
    </style:style>
    <style:style style:name="P25" style:family="paragraph" style:parent-style-name="Standard">
      <style:paragraph-properties fo:break-before="page"/>
      <style:text-properties officeooo:rsid="002600b0" officeooo:paragraph-rsid="0008bdbc"/>
    </style:style>
    <style:style style:name="P26" style:family="paragraph" style:parent-style-name="Standard">
      <style:paragraph-properties fo:margin-left="0cm" fo:margin-right="0cm" fo:margin-top="0cm" fo:margin-bottom="0.499cm" loext:contextual-spacing="false" fo:widows="1" fo:text-indent="0cm" style:auto-text-indent="false"/>
      <style:text-properties officeooo:paragraph-rsid="002c922b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officeooo:rsid="002c922b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officeooo:rsid="003320d5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222222" style:font-name="arial" fo:font-size="12pt" fo:letter-spacing="normal" fo:font-style="italic" fo:font-weight="normal" style:font-size-asian="12pt" style:font-size-complex="12pt"/>
    </style:style>
    <style:style style:name="T6" style:family="text">
      <style:text-properties fo:font-variant="normal" fo:text-transform="none" fo:color="#222222" style:font-name="Liberation Sans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" style:family="text">
      <style:text-properties fo:font-variant="normal" fo:text-transform="none" fo:color="#222222" style:font-name="Liberation Sans" fo:font-size="15pt" fo:letter-spacing="normal" fo:font-style="normal" fo:font-weight="bold" officeooo:rsid="0035a176" style:font-size-asian="15pt" style:font-style-asian="normal" style:font-weight-asian="bold" style:font-size-complex="15pt" style:font-style-complex="normal" style:font-weight-complex="bold"/>
    </style:style>
    <style:style style:name="T8" style:family="text">
      <style:text-properties fo:font-variant="normal" fo:text-transform="none" fo:color="#222222" style:font-name="Liberation Mono" fo:font-size="12pt" fo:letter-spacing="normal" fo:font-style="normal" fo:font-weight="normal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fo:color="#222222" style:font-name="Liberation Mono" fo:font-size="12pt" fo:letter-spacing="normal" fo:font-style="normal" fo:font-weight="normal" officeooo:rsid="0008e481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222222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" style:family="text">
      <style:text-properties fo:font-variant="normal" fo:text-transform="none" fo:color="#222222" fo:font-size="15pt" fo:letter-spacing="normal" fo:font-style="normal" fo:font-weight="bold" officeooo:rsid="0035a176" style:font-size-asian="15pt" style:font-style-asian="normal" style:font-weight-asian="bold" style:font-size-complex="15pt" style:font-style-complex="normal" style:font-weight-complex="bold"/>
    </style:style>
    <style:style style:name="T12" style:family="text">
      <style:text-properties fo:font-variant="normal" fo:text-transform="none" fo:color="#222222" fo:font-size="12pt" fo:letter-spacing="normal" fo:font-style="normal" fo:font-weight="normal" style:font-size-asian="12pt" style:font-style-asian="normal" style:font-size-complex="12pt" style:font-style-complex="normal"/>
    </style:style>
    <style:style style:name="T13" style:family="text">
      <style:text-properties fo:font-variant="normal" fo:text-transform="none" fo:color="#222222" fo:font-size="12pt" fo:letter-spacing="normal" fo:font-style="normal" fo:font-weight="normal" officeooo:rsid="0008e481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fo:color="#222222" fo:font-size="12pt" fo:letter-spacing="normal" fo:font-style="normal" fo:font-weight="normal" officeooo:rsid="002c922b" style:font-size-asian="12pt" style:font-style-asian="normal" style:font-size-complex="12pt" style:font-style-complex="normal"/>
    </style:style>
    <style:style style:name="T15" style:family="text">
      <style:text-properties fo:font-variant="normal" fo:text-transform="none" fo:color="#222222" fo:font-size="12pt" fo:letter-spacing="normal" fo:font-style="normal" fo:font-weight="normal" officeooo:rsid="003320d5" style:font-size-asian="12pt" style:font-style-asian="normal" style:font-size-complex="12pt" style:font-style-complex="normal"/>
    </style:style>
    <style:style style:name="T16" style:family="text">
      <style:text-properties fo:font-variant="normal" fo:text-transform="none" fo:color="#222222" fo:font-size="12pt" fo:letter-spacing="normal" fo:font-style="italic" fo:font-weight="normal" style:font-size-asian="12pt" style:font-size-complex="12pt"/>
    </style:style>
    <style:style style:name="T17" style:family="text">
      <style:text-properties fo:font-variant="normal" fo:text-transform="none" fo:color="#222222" style:font-name="Liberation Serif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8" style:family="text">
      <style:text-properties fo:font-variant="normal" fo:text-transform="none" fo:color="#222222" style:font-name="Liberation Serif" fo:font-size="15pt" fo:letter-spacing="normal" fo:font-style="normal" fo:font-weight="bold" officeooo:rsid="0035a176" style:font-size-asian="15pt" style:font-style-asian="normal" style:font-weight-asian="bold" style:font-size-complex="15pt" style:font-style-complex="normal" style:font-weight-complex="bold"/>
    </style:style>
    <style:style style:name="T19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fo:color="#222222" style:font-name="Liberation Serif" fo:font-size="12pt" fo:letter-spacing="normal" fo:font-style="normal" fo:font-weight="normal" officeooo:rsid="0008e481" style:font-size-asian="12pt" style:font-style-asian="normal" style:font-size-complex="12pt" style:font-style-complex="normal"/>
    </style:style>
    <style:style style:name="T21" style:family="text">
      <style:text-properties fo:font-variant="normal" fo:text-transform="none" fo:color="#222222" style:font-name="Liberation Serif" fo:font-size="12pt" fo:letter-spacing="normal" fo:font-style="normal" fo:font-weight="normal" officeooo:rsid="002c922b" style:font-size-asian="12pt" style:font-style-asian="normal" style:font-size-complex="12pt" style:font-style-complex="normal"/>
    </style:style>
    <style:style style:name="T22" style:family="text">
      <style:text-properties fo:font-variant="normal" fo:text-transform="none" fo:color="#222222" style:font-name="Liberation Serif" fo:font-size="12pt" fo:letter-spacing="normal" fo:font-style="normal" fo:font-weight="normal" officeooo:rsid="003320d5" style:font-size-asian="12pt" style:font-style-asian="normal" style:font-size-complex="12pt" style:font-style-complex="normal"/>
    </style:style>
    <style:style style:name="T23" style:family="text">
      <style:text-properties fo:font-variant="normal" fo:text-transform="none" fo:color="#222222" style:font-name="Liberation Serif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variant="normal" fo:text-transform="none" fo:color="#222222" style:font-name="Liberation Serif" fo:font-size="12pt" fo:letter-spacing="normal" fo:font-style="normal" fo:font-weight="bold" officeooo:rsid="0035a176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variant="normal" fo:text-transform="none" fo:color="#222222" style:font-name="Liberation Serif" fo:font-size="12pt" fo:letter-spacing="normal" fo:font-style="italic" fo:font-weight="normal" style:font-size-asian="12pt" style:font-size-complex="12pt"/>
    </style:style>
    <style:style style:name="T26" style:family="text">
      <style:text-properties fo:font-variant="normal" fo:text-transform="none" fo:color="#222222" style:font-name="Liberation Serif" fo:letter-spacing="normal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222222" style:font-name="Liberation Serif" fo:letter-spacing="normal" fo:font-style="normal" fo:font-weight="bold" officeooo:rsid="0035a176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222222" style:font-name="Liberation Serif" fo:letter-spacing="normal" fo:font-style="normal" fo:font-weight="normal" style:font-style-asian="normal" style:font-style-complex="normal"/>
    </style:style>
    <style:style style:name="T29" style:family="text">
      <style:text-properties fo:font-variant="normal" fo:text-transform="none" fo:color="#222222" style:font-name="Liberation Serif" fo:letter-spacing="normal" fo:font-style="normal" fo:font-weight="normal" officeooo:rsid="0008e481" style:font-style-asian="normal" style:font-style-complex="normal"/>
    </style:style>
    <style:style style:name="T30" style:family="text">
      <style:text-properties fo:font-variant="normal" fo:text-transform="none" fo:color="#222222" style:font-name="Liberation Serif" fo:letter-spacing="normal" fo:font-style="normal" fo:font-weight="normal" officeooo:rsid="002c922b" style:font-style-asian="normal" style:font-style-complex="normal"/>
    </style:style>
    <style:style style:name="T31" style:family="text">
      <style:text-properties fo:font-variant="normal" fo:text-transform="none" fo:color="#222222" style:font-name="Liberation Serif" fo:letter-spacing="normal" fo:font-style="normal" fo:font-weight="normal" officeooo:rsid="003320d5" style:font-style-asian="normal" style:font-style-complex="normal"/>
    </style:style>
    <style:style style:name="T32" style:family="text">
      <style:text-properties fo:font-variant="normal" fo:text-transform="none" fo:color="#222222" style:font-name="Liberation Serif" fo:letter-spacing="normal" fo:font-style="italic" fo:font-weight="normal"/>
    </style:style>
    <style:style style:name="T33" style:family="text">
      <style:text-properties officeooo:rsid="0008e481"/>
    </style:style>
    <style:style style:name="T34" style:family="text">
      <style:text-properties officeooo:rsid="000b4ecd"/>
    </style:style>
    <style:style style:name="T35" style:family="text">
      <style:text-properties fo:color="#c9211e"/>
    </style:style>
    <style:style style:name="T36" style:family="text">
      <style:text-properties fo:color="#c9211e" officeooo:rsid="000b4ecd"/>
    </style:style>
    <style:style style:name="T37" style:family="text">
      <style:text-properties fo:color="#c9211e" fo:font-weight="bold" style:font-weight-asian="bold" style:font-weight-complex="bold"/>
    </style:style>
    <style:style style:name="T38" style:family="text">
      <style:text-properties fo:color="#c9211e" fo:font-weight="bold" officeooo:rsid="000b4ec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0c0a3f" style:font-weight-asian="bold" style:font-weight-complex="bold"/>
    </style:style>
    <style:style style:name="T41" style:family="text">
      <style:text-properties fo:font-weight="bold" officeooo:rsid="000b4ecd" style:font-weight-asian="bold" style:font-weight-complex="bold"/>
    </style:style>
    <style:style style:name="T42" style:family="text">
      <style:text-properties style:font-name="Liberation Serif"/>
    </style:style>
    <style:style style:name="T43" style:family="text">
      <style:text-properties style:font-name="Liberation Serif" fo:font-size="12pt" style:font-size-asian="12pt" style:font-size-complex="12pt"/>
    </style:style>
    <style:style style:name="T44" style:family="text">
      <style:text-properties officeooo:rsid="000c0a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stal·laci<text:span text:style-name="T33">ó</text:span> MariaDB <text:span text:style-name="T34">+ phpMyAdmin</text:span></text:p>
      <text:p text:style-name="P3"/>
      <text:p text:style-name="P4">INSTAL·LAR MARIADB</text:p>
      <text:p text:style-name="P3"/>
      <text:p text:style-name="P3"><text:a xlink:type="simple" xlink:href="https://fedoraproject.org/wiki/MariaDB" text:style-name="Internet_20_link" text:visited-style-name="Visited_20_Internet_20_Link">https://fedoraproject.org/wiki/MariaDB</text:a></text:p>
      <text:p text:style-name="P3"><text:a xlink:type="simple" xlink:href="https://nestify.io/blog/apache-php-mariadb-phpmyadmin-fedora-27/" text:style-name="Internet_20_link" text:visited-style-name="Visited_20_Internet_20_Link">https://nestify.io/blog/apache-php-mariadb-phpmyadmin-fedora-27/</text:a></text:p>
      <text:p text:style-name="P3"/>
      <text:p text:style-name="P24">#<text:line-break/>#MariaDB és la versió de códi obert de MySQL<text:line-break/>#<text:line-break/>#esborrar versions previes de MySQL<text:span text:style-name="T35"> </text:span><text:span text:style-name="T37">!!!!! </text:span><text:span text:style-name="T38">ATENCIÓ, potser no és possible esborrar</text:span><text:line-break/>mv -vi /etc/my.cnf /etc/my.cnf.bk<text:line-break/>dnf remove mysql-community-libs mysql-community-server<text:line-break/>rm -rf /var/lib/mysql<text:line-break/>rm -rf /etc/mysql<text:line-break/>#<text:line-break/>#<text:line-break/># Instal·lar MariaDB<text:line-break/>#<text:line-break/># Si no està instal·lat :<text:line-break/><text:span text:style-name="T34">#</text:span>dnf install mariadb mariadb-server<text:line-break/><text:line-break/>systemctl start mariadb.service <text:line-break/>systemctl enable mariadb.service <text:line-break/>#<text:line-break/>#------------------------------------------------------------------------------------------------------------------<text:line-break/>## Els repositoris de MariaDB vénen amb el Fedora.<text:line-break/>#<text:line-break/>#Si es vol instal·lar el MySQL_Comunity_Server cal buscar el repositori corresponent <text:s/>##<text:line-break/>## NO instal·lar MySQL_Comunity_Server a classe, és només info !!!!!<text:line-break/>#<text:line-break/>#dnf install https://dev.mysql.com/get/mysql57-community-release-fc25-9.noarch.rpm<text:line-break/>#<text:line-break/>#dnf install mysql-community-server<text:line-break/>#<text:line-break/>#<text:line-break/>#systemctl start mysqld.service<text:line-break/>#<text:line-break/>#systemctl enable mysqld.service<text:line-break/>#<text:line-break/>#------------------------------------------------------------------------------------------------------------------<text:line-break/>#<text:line-break/># Continuació instal·lació de MariaDB<text:line-break/>#<text:line-break/># password superusuari mariadb, usuais anònims, accés remot<text:line-break/>mysql_secure_installation <text:line-break/>#firewall-cmd --permanent --add-port=3306/tcp<text:line-break/>#firewall-cmd --add-port=3306/tcp<text:line-break/><text:soft-page-break/><text:line-break/>mysql -uroot -p<text:line-break/>MariaDB--&gt; status<text:line-break/>MariaDB--&gt; help<text:line-break/>MariaDB--&gt; SHOW DATABASES;<text:line-break/>MariaDB--&gt; USE mysql;<text:line-break/>MariaDB--&gt; SHOW TABLES;<text:line-break/>MariaDB--&gt; status<text:line-break/>MariaDB--&gt; SELECT * from user;<text:line-break/>#<text:line-break/>#Canviar clau de root sense /usr/bin/mysql_secure_installation<text:line-break/>#<text:line-break/>#mysqladmin -u root password [your_password_here]<text:line-break/>#<text:line-break/>## Example ##<text:line-break/>mysqladmin -u root password myownsecrectpass<text:line-break/>#<text:line-break/>#<text:line-break/>#mysql -u root -p<text:line-break/>#<text:line-break/>## OR ##<text:line-break/>#mysql -h localhost -u root -p<text:line-break/>#<text:line-break/>#<text:line-break/>## CREATE DATABASE ##<text:line-break/>mysql&gt; CREATE DATABASE asix_prova;<text:line-break/>#<text:line-break/>## CREATE USER ##<text:line-break/>#mysql&gt; CREATE USER 'asix_user'@'10.0.15.25' IDENTIFIED BY 'password123';<text:line-break/>#<text:line-break/>## GRANT PERMISSIONS ##<text:line-break/>mysql&gt; GRANT ALL ON asis_prova.* TO 'asix_user'@'10.0.15.25';<text:line-break/>#<text:line-break/>## <text:s/>FLUSH PRIVILEGES, Tell the server to reload the grant tables <text:s/>##<text:line-break/>#mysql&gt; FLUSH PRIVILEGES;<text:line-break/>#<text:line-break/>#<text:line-break/># Test remote connection<text:line-break/>#<text:line-break/>#<text:line-break/>#<text:line-break/>#mysql -h 10.0.15.25 -u myusername -p<text:line-break/>#</text:p>
      <text:p text:style-name="P3"/>
      <text:p text:style-name="P25"><text:span text:style-name="T1">ACTIVAR I TESTEJAR APACHE</text:span></text:p>
      <text:p text:style-name="P1"/>
      <text:p text:style-name="P21"><text:span text:style-name="T39">Instal·lar Apache</text:span> <text:span text:style-name="T35">!!!! Segurament ja està instal·lat</text:span></text:p>
      <text:p text:style-name="P1"># Si l'Apache no està instal·lat : <text:line-break/>dnf install -y httpd<text:line-break/>systemctl restart httpd <text:line-break/>#</text:p>
      <text:p text:style-name="P1"/>
      <text:p text:style-name="P23"><text:span text:style-name="T41">Instal·lar P</text:span><text:span text:style-name="T40">hp</text:span><text:span text:style-name="T44"> </text:span><text:span text:style-name="T36">!!!! Segurament ja està instal·lat</text:span></text:p>
      <text:p text:style-name="P1"># dnf install php php-fpm php-pdo php-gd php-mysqlnd php-mbstring php- common php-mcrypt php-gettext php-curl php-cli -y</text:p>
      <text:p text:style-name="P1"/>
      <text:p text:style-name="P22">Testejar Apache i Php</text:p>
      <text:p text:style-name="P1">crear <text:span text:style-name="T34">el següent programa test.php </text:span>a /var/www/html :</text:p>
      <text:p text:style-name="P1"/>
      <text:p text:style-name="P1">test.php:</text:p>
      <text:p text:style-name="P1">&lt;?php</text:p>
      <text:p text:style-name="P1">phpinfo()</text:p>
      <text:p text:style-name="P1">?&gt;</text:p>
      <text:p text:style-name="P1"/>
      <text:p text:style-name="P2">fer :</text:p>
      <text:p text:style-name="P2">systemctl start httpd.service</text:p>
      <text:p text:style-name="P1"/>
      <text:p text:style-name="P20">provar :</text:p>
      <text:p text:style-name="P20"><text:span text:style-name="T34">https://127.0.0.1</text:span></text:p>
      <text:p text:style-name="P20"><text:span text:style-name="T34">https://</text:span>localhost</text:p>
      <text:p text:style-name="P20"><text:span text:style-name="T34">https://</text:span>localhost/test.php</text:p>
      <text:p text:style-name="P1"/>
      <text:p text:style-name="P1">autoengegar apache : systemctl enable httpd.service</text:p>
      <text:p text:style-name="P1"/>
      <text:p text:style-name="P1"/>
      <text:p text:style-name="P6"><text:span text:style-name="Source_20_Text"><text:span text:style-name="T23">Instal</text:span></text:span><text:span text:style-name="Source_20_Text"><text:span text:style-name="T24">·</text:span></text:span><text:span text:style-name="Source_20_Text"><text:span text:style-name="T23">lar phpmyadmin</text:span></text:span></text:p>
      <text:p text:style-name="P6"><text:span text:style-name="Source_20_Text"><text:span text:style-name="T23"/></text:span></text:p>
      <text:p text:style-name="P9"><text:span text:style-name="Source_20_Text"><text:span text:style-name="T20">dnf</text:span></text:span><text:span text:style-name="Source_20_Text"><text:span text:style-name="T19"> install phpmyadmin </text:span></text:span></text:p>
      <text:p text:style-name="P10"><text:span text:style-name="Source_20_Text"><text:span text:style-name="T20">reengegar apache :</text:span></text:span></text:p>
      <text:p text:style-name="P10"><text:span text:style-name="Source_20_Text"><text:span text:style-name="T20">systemctl restart httpd</text:span></text:span></text:p>
      <text:p text:style-name="P10"><text:span text:style-name="Source_20_Text"><text:span text:style-name="T20"/></text:span></text:p>
      <text:h text:style-name="P8" text:outline-level="2"><text:bookmark text:name="Configuration_files"/><text:span text:style-name="Source_20_Text"><text:span text:style-name="T20">Configuration files:</text:span></text:span></text:h>
      <text:p text:style-name="P7"><text:span text:style-name="T43">The main configuration file is </text:span><text:span text:style-name="Source_20_Text"><text:span text:style-name="T43">/etc/phpMyAdmin/config.inc.php</text:span></text:span><text:span text:style-name="T43"> </text:span></text:p>
      <text:p text:style-name="P7"><text:span text:style-name="T43">A configuration file for the Apache web server, httpd, is automatically created </text:span><text:span text:style-name="Source_20_Text"><text:span text:style-name="T43">/etc/httpd/conf.d/phpMyAdmin.conf</text:span></text:span><text:span text:style-name="T43"> </text:span></text:p>
      <text:p text:style-name="P10"><text:span text:style-name="Source_20_Text"><text:span text:style-name="T20"/></text:span></text:p>
      <text:p text:style-name="P11"><text:soft-page-break/><text:span text:style-name="Source_20_Text"><text:span text:style-name="T19">canviar configuracio </text:span></text:span><text:span text:style-name="Source_20_Text"><text:span text:style-name="T21">d'IP</text:span></text:span><text:span text:style-name="Source_20_Text"><text:span text:style-name="T19">,s q es poden connectar a</text:span></text:span></text:p>
      <text:p text:style-name="P12"><text:span text:style-name="Source_20_Text"><text:span text:style-name="T19"><text:s/>/etc/httpd/conf.d/php</text:span></text:span><text:span text:style-name="Source_20_Text"><text:span text:style-name="T22">M</text:span></text:span><text:span text:style-name="Source_20_Text"><text:span text:style-name="T19">y</text:span></text:span><text:span text:style-name="Source_20_Text"><text:span text:style-name="T22">A</text:span></text:span><text:span text:style-name="Source_20_Text"><text:span text:style-name="T19">dmin.conf</text:span></text:span></text:p>
      <text:p text:style-name="P14"/>
      <text:p text:style-name="P15"><text:tab/>Posar a: /etc/phpMyAdmin/config.inc.php</text:p>
      <text:p text:style-name="P16"><text:span text:style-name="Source_20_Text"><text:span text:style-name="T25"><text:tab/></text:span></text:span><text:span text:style-name="Source_20_Text"><text:span text:style-name="T19"><text:tab/>$cfg['Servers'][$i]['host'] <text:s text:c="9"/>= '127.0.0.1'; // MySQL hostname or IP</text:span></text:span></text:p>
      <text:p text:style-name="P17"><text:span text:style-name="Source_20_Text"><text:span text:style-name="T19">en lloc de </text:span></text:span></text:p>
      <text:p text:style-name="P13"><text:span text:style-name="Source_20_Text"><text:span text:style-name="T19">$cfg['Servers'][$i]['host'] <text:s text:c="9"/>= '</text:span></text:span><text:span text:style-name="Source_20_Text"><text:span text:style-name="T21">localhost</text:span></text:span><text:span text:style-name="Source_20_Text"><text:span text:style-name="T19">'; // MySQL hostname or Ipl</text:span></text:span></text:p>
      <text:p text:style-name="P26"><text:span text:style-name="Source_20_Text"><text:span text:style-name="T21">Entrar a http:/localhost/phpMyAdmin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10-07T09:44:22.639244106</meta:creation-date>
    <dc:date>2021-01-10T20:06:57.742000000</dc:date>
    <meta:editing-duration>PT44M2S</meta:editing-duration>
    <meta:editing-cycles>3</meta:editing-cycles>
    <meta:generator>LibreOffice/6.3.0.4$Windows_X86_64 LibreOffice_project/057fc023c990d676a43019934386b85b21a9ee99</meta:generator>
    <meta:document-statistic meta:table-count="0" meta:image-count="0" meta:object-count="0" meta:page-count="4" meta:paragraph-count="37" meta:word-count="425" meta:character-count="3433" meta:non-whitespace-character-count="3019"/>
  </office:meta>
</office:document-meta>
</file>